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66ea" officeooo:paragraph-rsid="001f66ea"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6ea" officeooo:paragraph-rsid="001f66ea"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4pt" style:text-underline-style="none" fo:font-weight="normal" officeooo:rsid="001f66ea" officeooo:paragraph-rsid="001f66ea"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ff0b1" officeooo:paragraph-rsid="001f66e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0f4d5" officeooo:paragraph-rsid="001f66e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f66ea" officeooo:paragraph-rsid="001f66ea"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ff0b1" style:font-weight-asian="normal" style:font-weight-complex="normal"/>
    </style:style>
    <style:style style:name="T3" style:family="text">
      <style:text-properties style:text-underline-style="none" fo:font-weight="normal" officeooo:rsid="00207464" style:font-weight-asian="normal" style:font-weight-complex="normal"/>
    </style:style>
    <style:style style:name="T4" style:family="text">
      <style:text-properties style:text-underline-style="none" fo:font-weight="normal" officeooo:rsid="0020f4d5" style:font-weight-asian="normal" style:font-weight-complex="normal"/>
    </style:style>
    <style:style style:name="T5" style:family="text">
      <style:text-properties style:text-underline-style="none" fo:font-weight="normal" officeooo:rsid="0021f9c3" style:font-weight-asian="normal" style:font-weight-complex="normal"/>
    </style:style>
    <style:style style:name="T6" style:family="text">
      <style:text-properties style:text-underline-style="none" fo:font-weight="normal" officeooo:rsid="0023b6f0" style:font-weight-asian="normal" style:font-weight-complex="normal"/>
    </style:style>
    <style:style style:name="T7" style:family="text">
      <style:text-properties style:text-underline-style="none" fo:font-weight="normal" officeooo:rsid="00255124" style:font-weight-asian="normal" style:font-weight-complex="normal"/>
    </style:style>
    <style:style style:name="T8" style:family="text">
      <style:text-properties style:text-underline-style="none" fo:font-weight="normal" officeooo:rsid="002b694c" style:font-weight-asian="normal" style:font-weight-complex="normal"/>
    </style:style>
    <style:style style:name="T9" style:family="text">
      <style:text-properties officeooo:rsid="00280ab1"/>
    </style:style>
    <style:style style:name="T10" style:family="text">
      <style:text-properties officeooo:rsid="00282d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Challenges</text:p>
      <text:p text:style-name="P3"/>
      <text:p text:style-name="P2"><text:span text:style-name="T1"><text:tab/>My first challenge in completing this project came from dealing with branches and tags in git. Previously, I had only ever used the master branch on git and had never even considered the use of tags. For most of my projects, I have been the sole developer and creating feature branches and tags were more hassle than help, and this project forced me to learn more about their functions and how to use them. And, despite the way in which I ended up using my branches, I grew to understand that branches enable independent development without harming the stable version located on the master branch. If I were given the opportunity to </text:span><text:span text:style-name="T2">tackle this project again, I would avoid creating branches for each module and developing as many features of each module as possible at a time, and instead build the entire system together starting with basic networking and then adding features across all three modules instead of just one at a time.</text:span></text:p>
      <text:p text:style-name="P4"/>
      <text:p text:style-name="P2"><text:span text:style-name="T2"><text:tab/>My second and perhaps greatest challenge </text:span><text:span text:style-name="T3">came from valgrind. I have rarely felt confident in C, and I firmly believe that memory management is the most difficult component of effective C programming. When I first ran the FTS through valgrind, I think it returned upwards of fifty errors and segfaulted on a number of exception cases during transfer. I spent three days over a long weekend working exclusively with valgrind and between figuring out what each leak or error meant and how to fix it my confidence took more than a few hits. </text:span><text:span text:style-name="T4">When it came time to run the C testing binary through valgrind, there were almost 150 errors despite the fact that it segfaulted before it even ran any tests. I spent another two days working on those problems, but I felt that I was much more capable of resolving the issues and came out of both situations more confident in my abilities.</text:span></text:p>
      <text:p text:style-name="P5"/>
      <text:p text:style-name="P2"><text:span text:style-name="T4"><text:tab/></text:span><text:span text:style-name="T6">My third challenge grew out of my misuse of branches. I chose to develop based on language rather than features, which meant I wrote most of the networking functionality with almost no way to test it. Because of that error, I ended up using scapy for most of the Python networking because I could craft custom layers and avoid dealing with the socket objects themselves, but as I started to integrate the modules and test the networking features, I realized that by not working directly with the socket objects, I was introducing some latency and a number of strange bugs by listening for packets without creating a listening socket. Once I realized my mistake, I had to redesign a number of functions and create new functions to support </text:span><text:span text:style-name="T7">the socket objects, eating up more time than if I had developed the networking function and realized my need to deal with the sockets directly before writing all of the project’s networking functions.</text:span></text:p>
      <text:p text:style-name="P5"/>
      <text:p text:style-name="P2"><text:span text:style-name="T4"><text:tab/>Finally, my last and still unsolved challenge came from trying to find a way to automate the testing of </text:span><text:span text:style-name="T8">the interaction between </text:span><text:span text:style-name="T4">all three modules. As I was planning the project, I envisioned writing a script that </text:span><text:span text:style-name="T5">would run the FTS and FSS in the background and call the C2 program with different inputs and compare the transferred file to a previously created encoded file in order to verify the results. My pipe dream also included using tcpdump to inspect the packets in transit to further verify the networking functions of the each module. However, due to my lofty ambitions and my requirements to work on other projects, I ran out of time and was forced to manually test the interaction of the three modules. As outline</text:span><text:span text:style-name="T6">d</text:span><text:span text:style-name="T5"> in the “Project Testing” document, I enabled the Python encoder module to encode my default test file with my default encoding pattern so that I could use it in verifying th</text:span><text:span text:style-name="T6">at the chosen file was encoded and transferred all the way to the FSS, </text:span><text:span text:style-name="T7">and I was only able to manage manual testing.</text:span></text:p>
      <text:p text:style-name="P6"/>
      <text:p text:style-name="P6"><text:tab/><text:span text:style-name="T9">From a design perspective, the only issue I have identified is the lack of an active administration system on the FSS similar to the limited command prompt in the FTS. While a feature like this was not </text:span><text:soft-page-break/><text:span text:style-name="T9">required, I find that the inability to actively query the status of the server and the files it manages is a serious hindrance to any long term operation of an FSS.</text:span></text:p>
      <text:p text:style-name="P6"/>
      <text:p text:style-name="P6"><text:tab/><text:span text:style-name="T9">From a security perspective, the chief issue is the lack of authentication on the FTS. While the C2 program provides some security by ensuring that any entry into the IPAddWhiteList file added through the program is a valid FSS, but the FTS does no such thing. Coupled with the fact that the FSS must decrypt the received pass phrase and encrypt it again before sending the 0x02 packet, a malicious user on the network could potentially execute a DNS or ARP poisoning attack on the FTS by responding to the 0x01 before the FSS with the same message that was sent.</text:span></text:p>
      <text:p text:style-name="P6"/>
      <text:p text:style-name="P6"><text:tab/><text:span text:style-name="T10">Similar to the authentication issue described above, in order to minimize the number of sockets required by each transfer and reduce latency, the FTS receives and stores the file in plain-text and writes it to a temporary file. While that file is deleted is soon as the FTS has completed the transfer to the FSS, there is the possibility a malicious program could access the file and violate the confidentiality of the transf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47:18.866512672</meta:creation-date>
    <dc:date>2018-04-16T12:17:28.628115600</dc:date>
    <meta:editing-duration>PT8M51S</meta:editing-duration>
    <meta:editing-cycles>3</meta:editing-cycles>
    <meta:generator>LibreOffice/5.1.6.2$Linux_X86_64 LibreOffice_project/10m0$Build-2</meta:generator>
    <meta:document-statistic meta:table-count="0" meta:image-count="0" meta:object-count="0" meta:page-count="2" meta:paragraph-count="8" meta:word-count="903" meta:character-count="5144" meta:non-whitespace-character-count="4242"/>
  </office:meta>
</office:document-meta>
</file>